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629" officeooo:paragraph-rsid="000ea629"/>
    </style:style>
    <style:style style:name="P2" style:family="paragraph" style:parent-style-name="Standard">
      <style:text-properties officeooo:rsid="000efe9c" officeooo:paragraph-rsid="000efe9c"/>
    </style:style>
    <style:style style:name="P3" style:family="paragraph" style:parent-style-name="Standard">
      <style:text-properties officeooo:rsid="00102efe" officeooo:paragraph-rsid="00102e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ANTE</text:p>
      <text:p text:style-name="P1"/>
      <text:p text:style-name="P1">Dogma central de la biología molecular</text:p>
      <text:p text:style-name="P1"/>
      <text:p text:style-name="P1">- adn: cadena doble</text:p>
      <text:p text:style-name="P1">- replicación: copia del adn. La enzima que lo hace es la dna-polimerasa</text:p>
      <text:p text:style-name="P1">- transcripción: arn polimerasa, transforma el adn en arn</text:p>
      <text:p text:style-name="P1">Tmb está la trabscripción inversa retro-transcriptosa</text:p>
      <text:p text:style-name="P1">- el arn transfiere informacion a la célula</text:p>
      <text:p text:style-name="P1">- del arn se traduce a las proteinas, con el código genético</text:p>
      <text:p text:style-name="P1">adn(codificante y no codificante, que es la complementaria)</text:p>
      <text:p text:style-name="P1">de la no codificante sacamos el arn, haciendo su complementaria</text:p>
      <text:p text:style-name="P1"/>
      <text:p text:style-name="P2">o!!!</text:p>
      <text:p text:style-name="P2"/>
      <text:p text:style-name="P2">o podemos coger la codificante y cambiarle la a por la u y ya está</text:p>
      <text:p text:style-name="P2">con lo que queda pasamos a proteina usando codones y la piedra roseta</text:p>
      <text:p text:style-name="P2"/>
      <text:p text:style-name="P3">Código genético:</text:p>
      <text:p text:style-name="P3">- universal</text:p>
      <text:p text:style-name="P3">- degenerado: varios codones codifican un mismo aminoácido</text:p>
      <text:p text:style-name="P3"/>
      <text:p text:style-name="P3">mirar or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7:51:56.087307982</meta:creation-date>
    <dc:date>2018-10-11T18:15:29.414523409</dc:date>
    <meta:editing-duration>PT3M13S</meta:editing-duration>
    <meta:editing-cycles>1</meta:editing-cycles>
    <meta:document-statistic meta:table-count="0" meta:image-count="0" meta:object-count="0" meta:page-count="1" meta:paragraph-count="17" meta:word-count="120" meta:character-count="707" meta:non-whitespace-character-count="604"/>
    <meta:generator>LibreOffice/6.0.3.2$Linux_X86_64 LibreOffice_project/00m0$Build-2</meta:generator>
  </office:meta>
</office:document-meta>
</file>